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Symbol" style:font-name-complex="Segoe UI Symbol"/>
    </style:style>
    <style:style style:name="T3" style:parent-style-name="Policepardéfaut" style:family="text">
      <style:text-properties style:font-name="Tahoma" style:font-name-complex="Tahoma"/>
    </style:style>
    <style:style style:name="T4" style:parent-style-name="Policepardéfaut" style:family="text">
      <style:text-properties style:font-name="Tahoma" style:font-name-complex="Tahoma"/>
    </style:style>
    <style:style style:name="T5" style:parent-style-name="Policepardéfaut" style:family="text">
      <style:text-properties style:font-name="Tahoma" style:font-name-complex="Tahoma"/>
    </style:style>
    <style:style style:name="P6" style:parent-style-name="Normal" style:family="paragraph">
      <style:paragraph-properties fo:margin-left="0.4916in" fo:text-indent="-0.4916in">
        <style:tab-stops/>
      </style:paragraph-properties>
    </style:style>
    <style:style style:name="P7" style:parent-style-name="Normal" style:family="paragraph">
      <style:paragraph-properties fo:margin-left="0.4916in" fo:text-indent="-0.4916in">
        <style:tab-stops/>
      </style:paragraph-properties>
    </style:style>
    <style:style style:name="T8" style:parent-style-name="Policepardéfaut" style:family="text">
      <style:text-properties style:font-name="Tahoma" style:font-name-complex="Tahoma"/>
    </style:style>
    <style:style style:name="T9" style:parent-style-name="Policepardéfaut" style:family="text">
      <style:text-properties style:font-name="Tahoma" style:font-name-complex="Tahoma"/>
    </style:style>
    <style:style style:name="T10" style:parent-style-name="Policepardéfaut" style:family="text">
      <style:text-properties style:font-name="Tahoma" style:font-name-complex="Tahoma"/>
    </style:style>
    <style:style style:name="T11" style:parent-style-name="Policepardéfaut" style:family="text">
      <style:text-properties style:font-name="Tahoma" style:font-name-complex="Tahoma"/>
    </style:style>
    <style:style style:name="T12" style:parent-style-name="Policepardéfaut" style:family="text">
      <style:text-properties style:font-name="Tahoma" style:font-name-complex="Tahoma"/>
    </style:style>
    <style:style style:name="T13" style:parent-style-name="Policepardéfaut" style:family="text">
      <style:text-properties style:font-name="Tahoma" style:font-name-complex="Tahoma"/>
    </style:style>
    <style:style style:name="T14" style:parent-style-name="Policepardéfaut" style:family="text">
      <style:text-properties style:font-name="Tahoma" style:font-name-complex="Tahoma"/>
    </style:style>
    <style:style style:name="T15" style:parent-style-name="Policepardéfaut" style:family="text">
      <style:text-properties style:font-name="Tahoma" style:font-name-complex="Tahoma"/>
    </style:style>
    <style:style style:name="T16" style:parent-style-name="Policepardéfaut" style:family="text">
      <style:text-properties style:font-name="Tahoma" style:font-name-complex="Tahoma"/>
    </style:style>
    <style:style style:name="T17" style:parent-style-name="Policepardéfaut" style:family="text">
      <style:text-properties style:font-name="Tahoma" style:font-name-complex="Tahoma"/>
    </style:style>
    <style:style style:name="T18" style:parent-style-name="Policepardéfaut" style:family="text">
      <style:text-properties style:font-name="Tahoma" style:font-name-complex="Tahoma"/>
    </style:style>
    <style:style style:name="T19" style:parent-style-name="Policepardéfaut" style:family="text">
      <style:text-properties style:font-name="Tahoma" style:font-name-complex="Tahoma"/>
    </style:style>
    <style:style style:name="T20" style:parent-style-name="Policepardéfaut" style:family="text">
      <style:text-properties style:font-name="Tahoma" style:font-name-complex="Tahoma"/>
    </style:style>
    <style:style style:name="T21" style:parent-style-name="Policepardéfaut" style:family="text">
      <style:text-properties style:font-name="Tahoma" style:font-name-complex="Tahoma"/>
    </style:style>
    <style:style style:name="T22" style:parent-style-name="Policepardéfaut" style:family="text">
      <style:text-properties style:font-name="Segoe UI Symbol" style:font-name-complex="Segoe UI Symbol"/>
    </style:style>
    <style:style style:name="T23" style:parent-style-name="Policepardéfaut" style:family="text">
      <style:text-properties style:font-name="Segoe UI Symbol" style:font-name-complex="Segoe UI Symbol"/>
    </style:style>
    <style:style style:name="T24" style:parent-style-name="Policepardéfaut" style:family="text">
      <style:text-properties style:font-name="Segoe UI Symbol" style:font-name-complex="Segoe UI Symbol"/>
    </style:style>
    <style:style style:name="T25" style:parent-style-name="Policepardéfaut" style:family="text">
      <style:text-properties style:font-name="Segoe UI Symbol" style:font-name-complex="Segoe UI Symbol"/>
    </style:style>
    <style:style style:name="T26" style:parent-style-name="Policepardéfaut" style:family="text">
      <style:text-properties style:font-name="Segoe UI Symbol" style:font-name-complex="Segoe UI Symbol"/>
    </style:style>
    <style:style style:name="T27" style:parent-style-name="Policepardéfaut" style:family="text">
      <style:text-properties style:font-name="Segoe UI Symbol" style:font-name-complex="Segoe UI Symbol"/>
    </style:style>
    <style:style style:name="T28" style:parent-style-name="Policepardéfaut" style:family="text">
      <style:text-properties style:font-name="Segoe UI Symbol" style:font-name-complex="Segoe UI Symbol"/>
    </style:style>
    <style:style style:name="T29" style:parent-style-name="Policepardéfaut" style:family="text">
      <style:text-properties style:font-name="Segoe UI Symbol" style:font-name-complex="Segoe UI Symbol"/>
    </style:style>
    <style:style style:name="T30" style:parent-style-name="Policepardéfaut" style:family="text">
      <style:text-properties style:font-name="Segoe UI Symbol" style:font-name-complex="Segoe UI Symbol"/>
    </style:style>
    <style:style style:name="T31" style:parent-style-name="Policepardéfaut" style:family="text">
      <style:text-properties style:font-name="Segoe UI Symbol" style:font-name-complex="Segoe UI Symbol"/>
    </style:style>
    <style:style style:name="T32" style:parent-style-name="Policepardéfaut" style:family="text">
      <style:text-properties style:font-name="Tahoma" style:font-name-complex="Tahoma"/>
    </style:style>
    <style:style style:name="T33" style:parent-style-name="Policepardéfaut" style:family="text">
      <style:text-properties style:font-name="Segoe UI Symbol" style:font-name-complex="Segoe UI Symbol"/>
    </style:style>
    <style:style style:name="T34" style:parent-style-name="Policepardéfaut" style:family="text">
      <style:text-properties style:font-name="Tahoma" style:font-name-complex="Tahoma"/>
    </style:style>
    <style:style style:name="T35" style:parent-style-name="Policepardéfaut" style:family="text">
      <style:text-properties style:font-name="Segoe UI Symbol" style:font-name-complex="Segoe UI Symbol"/>
    </style:style>
    <style:style style:name="T36" style:parent-style-name="Policepardéfaut" style:family="text">
      <style:text-properties style:font-name="Tahoma" style:font-name-complex="Tahoma"/>
    </style:style>
    <style:style style:name="T37" style:parent-style-name="Policepardéfaut" style:family="text">
      <style:text-properties style:font-name="Segoe UI Symbol" style:font-name-complex="Segoe UI Symbol"/>
    </style:style>
    <style:style style:name="T38" style:parent-style-name="Policepardéfaut" style:family="text">
      <style:text-properties style:font-name="Tahoma" style:font-name-complex="Tahoma"/>
    </style:style>
    <style:style style:name="T39" style:parent-style-name="Policepardéfaut" style:family="text">
      <style:text-properties style:font-name="Segoe UI Symbol" style:font-name-complex="Segoe UI Symbol"/>
    </style:style>
    <style:style style:name="T40" style:parent-style-name="Policepardéfaut" style:family="text">
      <style:text-properties style:font-name="Segoe UI Symbol" style:font-name-complex="Segoe UI Symbol"/>
    </style:style>
    <style:style style:name="T41" style:parent-style-name="Policepardéfaut" style:family="text">
      <style:text-properties style:font-name="Segoe UI Symbol" style:font-name-complex="Segoe UI Symbol"/>
    </style:style>
    <style:style style:name="T42" style:parent-style-name="Policepardéfaut" style:family="text">
      <style:text-properties style:font-name="Segoe UI Symbol" style:font-name-complex="Segoe UI Symbol"/>
    </style:style>
    <style:style style:name="T43" style:parent-style-name="Policepardéfau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<text:span text:style-name="T2">📘</text:span><text:s/>STRUCTURE GÉNÉRALE DU PROJET</text:p>
      <text:p text:style-name="Normal"/>
      <text:p text:style-name="Normal">Ndako Na Ngai</text:p>
      <text:p text:style-name="Normal"/>
      <text:p text:style-name="Normal">Conception et Réalisation d’une Application Cross-Plateforme de Gestion Immobilière pour DSA Groupe</text:p>
      <text:p text:style-name="Normal"/>
      <text:p text:style-name="Normal"><text:span text:style-name="T3">⸻</text:span></text:p>
      <text:p text:style-name="Normal"/>
      <text:p text:style-name="Normal">1️<text:span text:style-name="T4">⃣</text:span><text:s text:c="3"/>VISION DU PROJET</text:p>
      <text:p text:style-name="Normal"/>
      <text:p text:style-name="Normal">1.1 Contexte</text:p>
      <text:p text:style-name="Normal"/>
      <text:p text:style-name="Normal">La recherche et la gestion de logements à louer au Congo restent complexes, peu structurées et risquées. Ndako Na Ngai vise à digitaliser ce processus en proposant une solution centralisée, fiable et accessible.</text:p>
      <text:p text:style-name="Normal"/>
      <text:p text:style-name="Normal">1.2 Objectif général</text:p>
      <text:p text:style-name="Normal"/>
      <text:p text:style-name="Normal">Concevoir une application cross-plateforme permettant la publication, la gestion et la recherche de logements à louer.</text:p>
      <text:p text:style-name="Normal"/>
      <text:p text:style-name="Normal">1.3 Public cible</text:p>
      <text:p text:style-name="Normal"><text:tab/>•<text:tab/>Agences immobilières</text:p>
      <text:p text:style-name="Normal"><text:tab/>•<text:tab/>Propriétaires</text:p>
      <text:p text:style-name="Normal"><text:tab/>•<text:tab/>Locataires / chercheurs de logement</text:p>
      <text:p text:style-name="Normal"/>
      <text:p text:style-name="Normal"/>
      <text:p text:style-name="Normal">2️<text:span text:style-name="T5">⃣</text:span><text:s text:c="3"/>MÉTHODOLOGIE DE TRAVAIL</text:p>
      <text:p text:style-name="Normal"/>
      <text:p text:style-name="Normal">2.1 Démarche globale</text:p>
      <text:p text:style-name="Normal"/>
      <text:p text:style-name="Normal">Le projet sera conduit selon une démarche itérative et structurée :</text:p>
      <text:p text:style-name="Normal"><text:tab/>1.<text:tab/>Étude de terrain (As-tu parlé a monsieur concernant ce point ) envoi le retour.</text:p>
      <text:p text:style-name="P6"><text:tab/>2.<text:tab/>Analyse des besoins (Le cadre du projet, le projet doit être cadrer pour éviter les débordements</text:p>
      <text:p text:style-name="Normal"><text:tab/>3.<text:tab/>Cahier des charges (Comment avec un cahier de charge minimaliste)</text:p>
      <text:p text:style-name="P7"><text:tab/>4.<text:tab/>Conception (UML + maquettes) -&gt;Vue que tout est permis comme on l’a dit on doit connaitre qui voir pour la conception peut être monsieur JUVIK</text:p>
      <text:p text:style-name="Normal"><text:tab/>5.<text:tab/>Développement</text:p>
      <text:p text:style-name="Normal"><text:tab/>6.<text:tab/>Tests et validation</text:p>
      <text:p text:style-name="Normal"><text:tab/>7.<text:tab/>Documentation et soutenance</text:p>
      <text:p text:style-name="Normal"/>
      <text:p text:style-name="Normal"><text:span text:style-name="T8">⸻</text:span></text:p>
      <text:p text:style-name="Normal"/>
      <text:p text:style-name="Normal">3️<text:span text:style-name="T9">⃣</text:span><text:s/>CAHIER DES CHARGES</text:p>
      <text:p text:style-name="Normal"/>
      <text:p text:style-name="Normal">3.1 Rôle du cahier des charges</text:p>
      <text:p text:style-name="Normal"/>
      <text:p text:style-name="Normal">Document central qui décrit :</text:p>
      <text:p text:style-name="Normal"><text:tab/>•<text:tab/>Les besoins fonctionnels</text:p>
      <text:p text:style-name="Normal"><text:tab/>•<text:tab/>Les contraintes techniques</text:p>
      <text:p text:style-name="Normal"><text:tab/>•<text:tab/>Les attentes du projet</text:p>
      <text:p text:style-name="Normal"/>
      <text:p text:style-name="Normal">3.2 Procédure</text:p>
      <text:p text:style-name="Normal"><text:tab/>•<text:tab/>Cahier des charges préliminaire</text:p>
      <text:p text:style-name="Normal"><text:tab/>•<text:tab/>Ajustement après étude terrain</text:p>
      <text:soft-page-break/>
      <text:p text:style-name="Normal"><text:tab/>•<text:tab/>Validation collective</text:p>
      <text:p text:style-name="Normal"><text:tab/>•<text:tab/>Version finale unique et partagée</text:p>
      <text:p text:style-name="Normal"/>
      <text:p text:style-name="Normal"><text:span text:style-name="T10">⸻</text:span></text:p>
      <text:p text:style-name="Normal"/>
      <text:p text:style-name="Normal">4️<text:span text:style-name="T11">⃣</text:span><text:s/>ÉTUDE DE TERRAIN</text:p>
      <text:p text:style-name="Normal"/>
      <text:p text:style-name="Normal">4.1 Objectifs</text:p>
      <text:p text:style-name="Normal"><text:tab/>•<text:tab/>Identifier les besoins réels</text:p>
      <text:p text:style-name="Normal"><text:tab/>•<text:tab/>Comprendre les difficultés du terrain</text:p>
      <text:p text:style-name="Normal"><text:tab/>•<text:tab/>Valider la pertinence du projet</text:p>
      <text:p text:style-name="Normal"/>
      <text:p text:style-name="Normal">4.2 Moyens</text:p>
      <text:p text:style-name="Normal"><text:tab/>•<text:tab/>Descente sur le terrain (agences, parcelles)</text:p>
      <text:p text:style-name="Normal"><text:tab/>•<text:tab/>Questionnaire en ligne (Google Forms)</text:p>
      <text:p text:style-name="Normal"/>
      <text:p text:style-name="Normal">4.3 Résultats attendus</text:p>
      <text:p text:style-name="Normal"><text:tab/>•<text:tab/>Données qualitatives et quantitatives</text:p>
      <text:p text:style-name="Normal"><text:tab/>•<text:tab/>Orientation des fonctionnalités</text:p>
      <text:p text:style-name="Normal"/>
      <text:p text:style-name="Normal"><text:span text:style-name="T12">⸻</text:span></text:p>
      <text:p text:style-name="Normal"/>
      <text:p text:style-name="Normal">5️<text:span text:style-name="T13">⃣</text:span><text:s/>FORMULAIRE DE COLLECTE DES DONNÉES</text:p>
      <text:p text:style-name="Normal"/>
      <text:p text:style-name="Normal">5.1 Plateforme</text:p>
      <text:p text:style-name="Normal"><text:tab/>•<text:tab/>Google Forms</text:p>
      <text:p text:style-name="Normal"/>
      <text:soft-page-break/>
      <text:p text:style-name="Normal">5.2 État d’avancement</text:p>
      <text:p text:style-name="Normal"><text:tab/>•<text:tab/>Questions validées</text:p>
      <text:p text:style-name="Normal"><text:tab/>•<text:tab/>Tests réalisés</text:p>
      <text:p text:style-name="Normal"><text:tab/>•<text:tab/>Diffusion contrôlée</text:p>
      <text:p text:style-name="Normal"/>
      <text:p text:style-name="Normal">5.3 Exploitation</text:p>
      <text:p text:style-name="Normal"><text:tab/>•<text:tab/>Analyse statistique</text:p>
      <text:p text:style-name="Normal"><text:tab/>•<text:tab/>Synthèse pour le mémoire</text:p>
      <text:p text:style-name="Normal"/>
      <text:p text:style-name="Normal"><text:span text:style-name="T14">⸻</text:span></text:p>
      <text:p text:style-name="Normal"/>
      <text:p text:style-name="Normal">6️<text:span text:style-name="T15">⃣</text:span><text:s/>CONCEPTION DU SYSTÈME</text:p>
      <text:p text:style-name="Normal"/>
      <text:p text:style-name="Normal">6.1 Conception fonctionnelle</text:p>
      <text:p text:style-name="Normal"><text:tab/>•<text:tab/>Diagramme de contexte</text:p>
      <text:p text:style-name="Normal"><text:tab/>•<text:tab/>Cas d’utilisation</text:p>
      <text:p text:style-name="Normal"><text:tab/>•<text:tab/>Diagramme de classes</text:p>
      <text:p text:style-name="Normal"/>
      <text:p text:style-name="Normal">6.2 Maquettes (UI/UX)</text:p>
      <text:p text:style-name="Normal"><text:tab/>•<text:tab/>Collaboration avec un designer</text:p>
      <text:p text:style-name="Normal"><text:tab/>•<text:tab/>Maquettes validées avant développement</text:p>
      <text:p text:style-name="Normal"><text:tab/>•<text:tab/>Utilisation de Figma</text:p>
      <text:p text:style-name="Normal"/>
      <text:p text:style-name="Normal"><text:span text:style-name="T16">⸻</text:span></text:p>
      <text:p text:style-name="Normal"/>
      <text:p text:style-name="Normal">7️<text:span text:style-name="T17">⃣</text:span><text:s/>CHOIX DES OUTILS DE TRAVAIL</text:p>
      <text:p text:style-name="Normal"/>
      <text:soft-page-break/>
      <text:p text:style-name="Normal">7.1 Outils collaboratifs</text:p>
      <text:p text:style-name="Normal"><text:tab/>•<text:tab/>Google Drive (documents)</text:p>
      <text:p text:style-name="Normal"><text:tab/>•<text:tab/>GitHub (code source)</text:p>
      <text:p text:style-name="Normal"><text:tab/>•<text:tab/>WhatsApp / Discord (communication)</text:p>
      <text:p text:style-name="Normal"/>
      <text:p text:style-name="Normal">7.2 Règles d’utilisation</text:p>
      <text:p text:style-name="Normal"><text:tab/>•<text:tab/>Une seule version officielle</text:p>
      <text:p text:style-name="Normal"><text:tab/>•<text:tab/>Accès partagé</text:p>
      <text:p text:style-name="Normal"><text:tab/>•<text:tab/>Sauvegarde régulière</text:p>
      <text:p text:style-name="Normal"/>
      <text:p text:style-name="Normal"><text:span text:style-name="T18">⸻</text:span></text:p>
      <text:p text:style-name="Normal"/>
      <text:p text:style-name="Normal">8️<text:span text:style-name="T19">⃣</text:span><text:s/>RÈGLES DE FONCTIONNEMENT DE L’ÉQUIPE</text:p>
      <text:p text:style-name="Normal"><text:tab/>•<text:tab/>Toute décision validée est documentée</text:p>
      <text:p text:style-name="Normal"><text:tab/>•<text:tab/>Aucune rétention d’information</text:p>
      <text:p text:style-name="Normal"><text:tab/>•<text:tab/>Travail transparent et collaboratif</text:p>
      <text:p text:style-name="Normal"><text:tab/>•<text:tab/>Respect des rôles et délais</text:p>
      <text:p text:style-name="Normal"><text:tab/>•<text:tab/>Validation collective des livrables</text:p>
      <text:p text:style-name="Normal"/>
      <text:p text:style-name="Normal"><text:span text:style-name="T20">⸻</text:span></text:p>
      <text:p text:style-name="Normal"/>
      <text:p text:style-name="Normal">9️<text:span text:style-name="T21">⃣</text:span><text:s/>PLANIFICATION (TODO LIST GLOBALE)</text:p>
      <text:p text:style-name="Normal"/>
      <text:p text:style-name="Normal"><text:span text:style-name="T22">☐</text:span><text:s/>Finaliser le cahier des charges</text:p>
      <text:p text:style-name="Normal"><text:span text:style-name="T23">☐</text:span><text:s/>Finaliser le formulaire</text:p>
      <text:p text:style-name="Normal"><text:span text:style-name="T24">☐</text:span><text:s/>Lancer l’étude de terrain</text:p>
      <text:p text:style-name="Normal"><text:span text:style-name="T25">☐</text:span><text:s/>Analyser les données</text:p>
      <text:soft-page-break/>
      <text:p text:style-name="Normal"><text:span text:style-name="T26">☐</text:span><text:s/>Ajuster le cahier des charges</text:p>
      <text:p text:style-name="Normal"><text:span text:style-name="T27">☐</text:span><text:s/>Réaliser les maquettes</text:p>
      <text:p text:style-name="Normal"><text:span text:style-name="T28">☐</text:span><text:s/>Concevoir l’architecture</text:p>
      <text:p text:style-name="Normal"><text:span text:style-name="T29">☐</text:span><text:s/>Développer l’application</text:p>
      <text:p text:style-name="Normal"><text:span text:style-name="T30">☐</text:span><text:s/>Tester et corriger</text:p>
      <text:p text:style-name="Normal"><text:span text:style-name="T31">☐</text:span><text:s/>Préparer la soutenance</text:p>
      <text:p text:style-name="Normal"/>
      <text:p text:style-name="Normal"><text:span text:style-name="T32">⸻</text:span></text:p>
      <text:p text:style-name="Normal"/>
      <text:p text:style-name="Normal"><text:span text:style-name="T33">🔟</text:span><text:s/>LIVRABLES ATTENDUS</text:p>
      <text:p text:style-name="Normal"><text:tab/>•<text:tab/>Cahier des charges final</text:p>
      <text:p text:style-name="Normal"><text:tab/>•<text:tab/>Rapport de terrain</text:p>
      <text:p text:style-name="Normal"><text:tab/>•<text:tab/>Diagrammes UML</text:p>
      <text:p text:style-name="Normal"><text:tab/>•<text:tab/>Maquettes UI/UX</text:p>
      <text:p text:style-name="Normal"><text:tab/>•<text:tab/>Application fonctionnelle</text:p>
      <text:p text:style-name="Normal"><text:tab/>•<text:tab/>Mémoire de soutenance</text:p>
      <text:p text:style-name="Normal"/>
      <text:p text:style-name="Normal"><text:span text:style-name="T34">⸻</text:span></text:p>
      <text:p text:style-name="Normal"/>
      <text:p text:style-name="Normal"><text:span text:style-name="T35">🔥</text:span><text:s/>MOTTO DU PROJET</text:p>
      <text:p text:style-name="Normal"/>
      <text:p text:style-name="Normal">« Donner le meilleur de nous-mêmes pour avoir le meilleur projet de Licence 3. »</text:p>
      <text:p text:style-name="Normal"/>
      <text:p text:style-name="Normal"><text:span text:style-name="T36">⸻</text:span></text:p>
      <text:p text:style-name="Normal"/>
      <text:p text:style-name="Normal"><text:span text:style-name="T37">📌</text:span><text:s/>CONCLUSION</text:p>
      <text:p text:style-name="Normal"/>
      <text:soft-page-break/>
      <text:p text:style-name="Normal">Cette structure sert de référence unique pour l’ensemble du projet Ndako Na Ngai.</text:p>
      <text:p text:style-name="Normal">Toute modification devra être discutée, validée et documentée.</text:p>
      <text:p text:style-name="Normal"/>
      <text:p text:style-name="Normal"><text:span text:style-name="T38">⸻</text:span></text:p>
      <text:p text:style-name="Normal"/>
      <text:p text:style-name="Normal">Si tu veux, je peux maintenant :</text:p>
      <text:p text:style-name="Normal"><text:span text:style-name="T39">✔</text:span>️ transformer cette structure en charte de projet à signer</text:p>
      <text:p text:style-name="Normal"><text:span text:style-name="T40">✔</text:span>️ en document PDF officiel</text:p>
      <text:p text:style-name="Normal"><text:span text:style-name="T41">✔</text:span>️ en plan de mémoire L3</text:p>
      <text:p text:style-name="Normal"><text:span text:style-name="T42">✔</text:span>️ ou en diaporama de réunion</text:p>
      <text:p text:style-name="Normal"/>
      <text:p text:style-name="Normal"><text:span text:style-name="T43">👉</text:span><text:s/>Dis-moi la prochaine étap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26-01-09T22:27:00Z</meta:creation-date>
    <dc:date>2026-01-09T22:35:00Z</dc:date>
    <meta:template xlink:href="Normal.dotm" xlink:type="simple"/>
    <meta:editing-cycles>1</meta:editing-cycles>
    <meta:editing-duration>PT480S</meta:editing-duration>
    <meta:document-statistic meta:page-count="7" meta:paragraph-count="7" meta:word-count="589" meta:character-count="3825" meta:row-count="27" meta:non-whitespace-character-count="3243"/>
  </office:meta>
</office:document-meta>
</file>